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f3fdd" officeooo:paragraph-rsid="000f3f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 Notes</text:p>
      <text:p text:style-name="P1"/>
      <text:p text:style-name="P1">9/17/15</text:p>
      <text:p text:style-name="P1">The PcDuino is unable to be tested. <text:s/>The model provided was not working properly. <text:s/>However, this causes very little, if any concern, considering we were unlikely to pick the PcDuino due to our requirement of cheapest. </text:p>
      <text:p text:style-name="P1"/>
      <text:p text:style-name="P1">9/22/15</text:p>
      <text:p text:style-name="P1">We begin work on benchmarking the remaining candidates. <text:s/>The code we will be using to benchmark the two devices will test the addition, multiplication, division, trigonometric function in single and double point precision of two massively large arrays filled with random numbers. <text: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antha </meta:initial-creator>
    <meta:creation-date>2015-09-22T14:17:43.798942032</meta:creation-date>
    <dc:date>2015-09-22T14:27:50.669184672</dc:date>
    <dc:creator>Samantha </dc:creator>
    <meta:editing-duration>P0D</meta:editing-duration>
    <meta:editing-cycles>1</meta:editing-cycles>
    <meta:document-statistic meta:table-count="0" meta:image-count="0" meta:object-count="0" meta:page-count="1" meta:paragraph-count="5" meta:word-count="82" meta:character-count="522" meta:non-whitespace-character-count="439"/>
    <meta:generator>LibreOffice/4.2.8.2$Linux_X86_64 LibreOffice_project/420$Build-2</meta:generator>
  </office:meta>
</office:document-meta>
</file>